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539in" svg:height="3.5429in" svg:x="7.1724in" svg:y="0.928in">
            <draw:object draw:notify-on-update-of-ranges="Sheet1.C6:Sheet1.C11 Sheet1.F6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(mm)</text:p>
          </table:table-cell>
          <table:table-cell office:value-type="string" calcext:value-type="string">
            <text:p>Cexp(pF)</text:p>
          </table:table-cell>
          <table:table-cell office:value-type="string" calcext:value-type="string">
            <text:p>Cexp(F)</text:p>
          </table:table-cell>
          <table:table-cell office:value-type="string" calcext:value-type="string">
            <text:p>h*Cexp(m*F)</text:p>
          </table:table-cell>
        </table:table-row>
        <table:table-row table:style-name="ro1">
          <table:table-cell table:number-columns-repeated="2"/>
          <table:table-cell table:style-name="ce1" office:value-type="float" office:value="0.002" calcext:value-type="float">
            <text:p>2.00E-03</text:p>
          </table:table-cell>
          <table:table-cell table:style-name="ce1" office:value-type="float" office:value="261.9" calcext:value-type="float">
            <text:p>2.62E+02</text:p>
          </table:table-cell>
          <table:table-cell table:style-name="ce1" table:formula="of:=[.D6]*10^(-12)" office:value-type="float" office:value="0.0000000002619" calcext:value-type="float">
            <text:p>2.62E-10</text:p>
          </table:table-cell>
          <table:table-cell table:style-name="ce1" table:formula="of:=[.C6]*[.E6]" office:value-type="float" office:value="0.0000000000005238" calcext:value-type="float">
            <text:p>5.24E-13</text:p>
          </table:table-cell>
        </table:table-row>
        <table:table-row table:style-name="ro1">
          <table:table-cell table:number-columns-repeated="2"/>
          <table:table-cell table:style-name="ce1" office:value-type="float" office:value="0.003" calcext:value-type="float">
            <text:p>3.00E-03</text:p>
          </table:table-cell>
          <table:table-cell table:style-name="ce1" office:value-type="float" office:value="192.3" calcext:value-type="float">
            <text:p>1.92E+02</text:p>
          </table:table-cell>
          <table:table-cell table:style-name="ce1" table:formula="of:=[.D7]*10^(-12)" office:value-type="float" office:value="0.0000000001923" calcext:value-type="float">
            <text:p>1.92E-10</text:p>
          </table:table-cell>
          <table:table-cell table:style-name="ce1" table:formula="of:=[.C7]*[.E7]" office:value-type="float" office:value="0.0000000000005769" calcext:value-type="float">
            <text:p>5.77E-13</text:p>
          </table:table-cell>
        </table:table-row>
        <table:table-row table:style-name="ro1">
          <table:table-cell table:number-columns-repeated="2"/>
          <table:table-cell table:style-name="ce1" office:value-type="float" office:value="0.004" calcext:value-type="float">
            <text:p>4.00E-03</text:p>
          </table:table-cell>
          <table:table-cell table:style-name="ce1" office:value-type="float" office:value="146" calcext:value-type="float">
            <text:p>1.46E+02</text:p>
          </table:table-cell>
          <table:table-cell table:style-name="ce1" table:formula="of:=[.D8]*10^(-12)" office:value-type="float" office:value="0.000000000146" calcext:value-type="float">
            <text:p>1.46E-10</text:p>
          </table:table-cell>
          <table:table-cell table:style-name="ce1" table:formula="of:=[.C8]*[.E8]" office:value-type="float" office:value="0.000000000000584" calcext:value-type="float">
            <text:p>5.84E-13</text:p>
          </table:table-cell>
        </table:table-row>
        <table:table-row table:style-name="ro1">
          <table:table-cell table:number-columns-repeated="2"/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122.6" calcext:value-type="float">
            <text:p>1.23E+02</text:p>
          </table:table-cell>
          <table:table-cell table:style-name="ce1" table:formula="of:=[.D9]*10^(-12)" office:value-type="float" office:value="0.0000000001226" calcext:value-type="float">
            <text:p>1.23E-10</text:p>
          </table:table-cell>
          <table:table-cell table:style-name="ce1" table:formula="of:=[.C9]*[.E9]" office:value-type="float" office:value="0.000000000000613" calcext:value-type="float">
            <text:p>6.13E-13</text:p>
          </table:table-cell>
        </table:table-row>
        <table:table-row table:style-name="ro1">
          <table:table-cell table:number-columns-repeated="2"/>
          <table:table-cell table:style-name="ce1" office:value-type="float" office:value="0.006" calcext:value-type="float">
            <text:p>6.00E-03</text:p>
          </table:table-cell>
          <table:table-cell table:style-name="ce1" office:value-type="float" office:value="108.2" calcext:value-type="float">
            <text:p>1.08E+02</text:p>
          </table:table-cell>
          <table:table-cell table:style-name="ce1" table:formula="of:=[.D10]*10^(-12)" office:value-type="float" office:value="0.0000000001082" calcext:value-type="float">
            <text:p>1.08E-10</text:p>
          </table:table-cell>
          <table:table-cell table:style-name="ce1" table:formula="of:=[.C10]*[.E10]" office:value-type="float" office:value="0.0000000000006492" calcext:value-type="float">
            <text:p>6.49E-13</text:p>
          </table:table-cell>
        </table:table-row>
        <table:table-row table:style-name="ro1">
          <table:table-cell table:number-columns-repeated="2"/>
          <table:table-cell table:style-name="ce1" office:value-type="float" office:value="0.007" calcext:value-type="float">
            <text:p>7.00E-03</text:p>
          </table:table-cell>
          <table:table-cell table:style-name="ce1" office:value-type="float" office:value="100.9" calcext:value-type="float">
            <text:p>1.01E+02</text:p>
          </table:table-cell>
          <table:table-cell table:style-name="ce1" table:formula="of:=[.D11]*10^(-12)" office:value-type="float" office:value="0.0000000001009" calcext:value-type="float">
            <text:p>1.01E-10</text:p>
          </table:table-cell>
          <table:table-cell table:style-name="ce1" table:formula="of:=[.C11]*[.E11]" office:value-type="float" office:value="0.0000000000007063" calcext:value-type="float">
            <text:p>7.06E-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P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table:formula="of:=LINEST([.F6:.F11];[.C6:.C11];;1)" office:value-type="float" office:value="0.00000000003309714286" calcext:value-type="float">
            <text:p>3.30971428571429E-11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number-matrix-columns-spanned="2" table:number-matrix-rows-spanned="5" table:formula="of:=LINEST([.$F$6:.$F$11] ; [.$C$6:.$C$11] ; 1 ; 1)" office:value-type="float" office:value="0.00000000003309714286" calcext:value-type="float">
            <text:p>3.30971428571429E-11</text:p>
          </table:table-cell>
          <table:table-cell office:value-type="float" office:value="0.00000000000045992952" calcext:value-type="float">
            <text:p>4.59929523809524E-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00000000000347194509" calcext:value-type="float">
            <text:p>3.47194509188847E-12</text:p>
          </table:table-cell>
          <table:table-cell office:value-type="float" office:value="0.00000000000001671108" calcext:value-type="float">
            <text:p>1.67110840374051E-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957838414946505" calcext:value-type="float">
            <text:p>0.957838414946505</text:p>
          </table:table-cell>
          <table:table-cell office:value-type="float" office:value="0.00000000000001452419" calcext:value-type="float">
            <text:p>1.45241883635213E-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.8730934789288" calcext:value-type="float">
            <text:p>90.87309347892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91698651428572E-026" calcext:value-type="float">
            <text:p>1.91698651428572E-26</text:p>
          </table:table-cell>
          <table:table-cell office:value-type="float" office:value="8.4380819047619E-028" calcext:value-type="float">
            <text:p>8.4380819047619E-28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.515in" svg:height="3.7543in" svg:x="9.9185in" svg:y="0.6693in">
            <draw:object draw:notify-on-update-of-ranges="Sheet2.F5:Sheet2.F18 Sheet2.E5:Sheet2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h(m)</text:p>
          </table:table-cell>
          <table:table-cell office:value-type="string" calcext:value-type="string">
            <text:p>Cexp(F)</text:p>
          </table:table-cell>
          <table:table-cell office:value-type="string" calcext:value-type="string">
            <text:p>Cexp-Cp(F)</text:p>
          </table:table-cell>
          <table:table-cell office:value-type="string" calcext:value-type="string">
            <text:p>F.G.(m)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0.0000000001263" calcext:value-type="float">
            <text:p>1.26E-10</text:p>
          </table:table-cell>
          <table:table-cell table:formula="of:=[.D5]-0.000000000033" office:value-type="float" office:value="0.0000000000933" calcext:value-type="float">
            <text:p>9.33E-11</text:p>
          </table:table-cell>
          <table:table-cell table:formula="of:=((PI()*(0.13)^2)/[.C5])*(1+(([.C5]/(PI()*0.13))*(LN(16*PI()*0.13/[.C5])-1)))" office:value-type="float" office:value="11.4213871381279" calcext:value-type="float">
            <text:p>11.42138713812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0000000000776" calcext:value-type="float">
            <text:p>7.76E-11</text:p>
          </table:table-cell>
          <table:table-cell table:formula="of:=[.D6]-0.000000000033" office:value-type="float" office:value="0.0000000000446" calcext:value-type="float">
            <text:p>4.46E-11</text:p>
          </table:table-cell>
          <table:table-cell table:formula="of:=((PI()*(0.13)^2)/[.C6])*(1+(([.C6]/(PI()*0.13))*(LN(16*PI()*0.13/[.C6])-1)))" office:value-type="float" office:value="6.02198642008834" calcext:value-type="float">
            <text:p>6.021986420088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15" calcext:value-type="float">
            <text:p>1.50E-02</text:p>
          </table:table-cell>
          <table:table-cell table:style-name="ce1" office:value-type="float" office:value="0.0000000000612" calcext:value-type="float">
            <text:p>6.12E-11</text:p>
          </table:table-cell>
          <table:table-cell table:formula="of:=[.D7]-0.000000000033" office:value-type="float" office:value="0.0000000000282" calcext:value-type="float">
            <text:p>2.82E-11</text:p>
          </table:table-cell>
          <table:table-cell table:formula="of:=((PI()*(0.13)^2)/[.C7])*(1+(([.C7]/(PI()*0.13))*(LN(16*PI()*0.13/[.C7])-1)))" office:value-type="float" office:value="4.19951209451203" calcext:value-type="float">
            <text:p>4.199512094512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2" calcext:value-type="float">
            <text:p>2.00E-02</text:p>
          </table:table-cell>
          <table:table-cell table:style-name="ce1" office:value-type="float" office:value="0.000000000054" calcext:value-type="float">
            <text:p>5.40E-11</text:p>
          </table:table-cell>
          <table:table-cell table:formula="of:=[.D8]-0.000000000033" office:value-type="float" office:value="0.000000000021" calcext:value-type="float">
            <text:p>2.1E-11</text:p>
          </table:table-cell>
          <table:table-cell table:formula="of:=((PI()*(0.13)^2)/[.C8])*(1+(([.C8]/(PI()*0.13))*(LN(16*PI()*0.13/[.C8])-1)))" office:value-type="float" office:value="3.27723149433218" calcext:value-type="float">
            <text:p>3.277231494332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25" calcext:value-type="float">
            <text:p>2.50E-02</text:p>
          </table:table-cell>
          <table:table-cell table:style-name="ce1" office:value-type="float" office:value="0.0000000000475" calcext:value-type="float">
            <text:p>4.75E-11</text:p>
          </table:table-cell>
          <table:table-cell table:formula="of:=[.D9]-0.000000000033" office:value-type="float" office:value="0.0000000000145" calcext:value-type="float">
            <text:p>1.45E-11</text:p>
          </table:table-cell>
          <table:table-cell table:formula="of:=((PI()*(0.13)^2)/[.C9])*(1+(([.C9]/(PI()*0.13))*(LN(16*PI()*0.13/[.C9])-1)))" office:value-type="float" office:value="2.71729367420465" calcext:value-type="float">
            <text:p>2.717293674204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3" calcext:value-type="float">
            <text:p>3.00E-02</text:p>
          </table:table-cell>
          <table:table-cell table:style-name="ce1" office:value-type="float" office:value="0.0000000000464" calcext:value-type="float">
            <text:p>4.64E-11</text:p>
          </table:table-cell>
          <table:table-cell table:formula="of:=[.D10]-0.000000000033" office:value-type="float" office:value="0.0000000000134" calcext:value-type="float">
            <text:p>1.34E-11</text:p>
          </table:table-cell>
          <table:table-cell table:formula="of:=((PI()*(0.13)^2)/[.C10])*(1+(([.C10]/(PI()*0.13))*(LN(16*PI()*0.13/[.C10])-1)))" office:value-type="float" office:value="2.33963909951699" calcext:value-type="float">
            <text:p>2.339639099516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35" calcext:value-type="float">
            <text:p>3.50E-02</text:p>
          </table:table-cell>
          <table:table-cell table:style-name="ce1" office:value-type="float" office:value="0.0000000000445" calcext:value-type="float">
            <text:p>4.45E-11</text:p>
          </table:table-cell>
          <table:table-cell table:formula="of:=[.D11]-0.000000000033" office:value-type="float" office:value="0.0000000000115" calcext:value-type="float">
            <text:p>1.15E-11</text:p>
          </table:table-cell>
          <table:table-cell table:formula="of:=((PI()*(0.13)^2)/[.C11])*(1+(([.C11]/(PI()*0.13))*(LN(16*PI()*0.13/[.C11])-1)))" office:value-type="float" office:value="2.06677610235055" calcext:value-type="float">
            <text:p>2.066776102350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4" calcext:value-type="float">
            <text:p>4.00E-02</text:p>
          </table:table-cell>
          <table:table-cell table:style-name="ce1" office:value-type="float" office:value="0.0000000000417" calcext:value-type="float">
            <text:p>4.17E-11</text:p>
          </table:table-cell>
          <table:table-cell table:formula="of:=[.D12]-0.000000000033" office:value-type="float" office:value="0.0000000000087" calcext:value-type="float">
            <text:p>8.7E-12</text:p>
          </table:table-cell>
          <table:table-cell table:formula="of:=((PI()*(0.13)^2)/[.C12])*(1+(([.C12]/(PI()*0.13))*(LN(16*PI()*0.13/[.C12])-1)))" office:value-type="float" office:value="1.8597994647177" calcext:value-type="float">
            <text:p>1.8597994647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45" calcext:value-type="float">
            <text:p>4.50E-02</text:p>
          </table:table-cell>
          <table:table-cell table:style-name="ce1" office:value-type="float" office:value="0.0000000000393" calcext:value-type="float">
            <text:p>3.93E-11</text:p>
          </table:table-cell>
          <table:table-cell table:formula="of:=[.D13]-0.000000000033" office:value-type="float" office:value="0.0000000000063" calcext:value-type="float">
            <text:p>6.3E-12</text:p>
          </table:table-cell>
          <table:table-cell table:formula="of:=((PI()*(0.13)^2)/[.C13])*(1+(([.C13]/(PI()*0.13))*(LN(16*PI()*0.13/[.C13])-1)))" office:value-type="float" office:value="1.69700734828885" calcext:value-type="float">
            <text:p>1.697007348288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5" calcext:value-type="float">
            <text:p>5.00E-02</text:p>
          </table:table-cell>
          <table:table-cell table:style-name="ce1" office:value-type="float" office:value="0.0000000000382" calcext:value-type="float">
            <text:p>3.82E-11</text:p>
          </table:table-cell>
          <table:table-cell table:formula="of:=[.D14]-0.000000000033" office:value-type="float" office:value="0.0000000000052" calcext:value-type="float">
            <text:p>5.2E-12</text:p>
          </table:table-cell>
          <table:table-cell table:formula="of:=((PI()*(0.13)^2)/[.C14])*(1+(([.C14]/(PI()*0.13))*(LN(16*PI()*0.13/[.C14])-1)))" office:value-type="float" office:value="1.56532622381851" calcext:value-type="float">
            <text:p>1.565326223818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55" calcext:value-type="float">
            <text:p>5.50E-02</text:p>
          </table:table-cell>
          <table:table-cell table:style-name="ce1" office:value-type="float" office:value="0.0000000000372" calcext:value-type="float">
            <text:p>3.72E-11</text:p>
          </table:table-cell>
          <table:table-cell table:formula="of:=[.D15]-0.000000000033" office:value-type="float" office:value="0.0000000000042" calcext:value-type="float">
            <text:p>4.2E-12</text:p>
          </table:table-cell>
          <table:table-cell table:formula="of:=((PI()*(0.13)^2)/[.C15])*(1+(([.C15]/(PI()*0.13))*(LN(16*PI()*0.13/[.C15])-1)))" office:value-type="float" office:value="1.4564033261791" calcext:value-type="float">
            <text:p>1.45640332617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6" calcext:value-type="float">
            <text:p>6.00E-02</text:p>
          </table:table-cell>
          <table:table-cell table:style-name="ce1" office:value-type="float" office:value="0.0000000000364" calcext:value-type="float">
            <text:p>3.64E-11</text:p>
          </table:table-cell>
          <table:table-cell table:formula="of:=[.D16]-0.000000000033" office:value-type="float" office:value="0.0000000000034" calcext:value-type="float">
            <text:p>3.4E-12</text:p>
          </table:table-cell>
          <table:table-cell table:formula="of:=((PI()*(0.13)^2)/[.C16])*(1+(([.C16]/(PI()*0.13))*(LN(16*PI()*0.13/[.C16])-1)))" office:value-type="float" office:value="1.36464803528307" calcext:value-type="float">
            <text:p>1.364648035283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65" calcext:value-type="float">
            <text:p>6.50E-02</text:p>
          </table:table-cell>
          <table:table-cell table:style-name="ce1" office:value-type="float" office:value="0.0000000000366" calcext:value-type="float">
            <text:p>3.66E-11</text:p>
          </table:table-cell>
          <table:table-cell table:formula="of:=[.D17]-0.000000000033" office:value-type="float" office:value="0.0000000000036" calcext:value-type="float">
            <text:p>3.6E-12</text:p>
          </table:table-cell>
          <table:table-cell table:formula="of:=((PI()*(0.13)^2)/[.C17])*(1+(([.C17]/(PI()*0.13))*(LN(16*PI()*0.13/[.C17])-1)))" office:value-type="float" office:value="1.28617464245773" calcext:value-type="float">
            <text:p>1.286174642457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.07" calcext:value-type="float">
            <text:p>7.00E-02</text:p>
          </table:table-cell>
          <table:table-cell table:style-name="ce1" office:value-type="float" office:value="0.0000000000362" calcext:value-type="float">
            <text:p>3.62E-11</text:p>
          </table:table-cell>
          <table:table-cell table:formula="of:=[.D18]-0.000000000033" office:value-type="float" office:value="0.0000000000032" calcext:value-type="float">
            <text:p>3.2E-12</text:p>
          </table:table-cell>
          <table:table-cell table:formula="of:=((PI()*(0.13)^2)/[.C18])*(1+(([.C18]/(PI()*0.13))*(LN(16*PI()*0.13/[.C18])-1)))" office:value-type="float" office:value="1.21819674251108" calcext:value-type="float">
            <text:p>1.21819674251108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0.0000000001273" calcext:value-type="float">
            <text:p>1.27E-10</text:p>
          </table:table-cell>
          <table:table-cell table:formula="of:=[.C22]-0.000000000033" office:value-type="float" office:value="0.0000000000943" calcext:value-type="float">
            <text:p>9.43E-11</text:p>
          </table:table-cell>
          <table:table-cell table:formula="of:=((PI()*(0.13)^2)/[.B22])*(1+(([.B22]/(PI()*0.13))*(LN(16*PI()*0.13/[.B22])-1)))" office:value-type="float" office:value="11.4213871381279" calcext:value-type="float">
            <text:p>11.4213871381279</text:p>
          </table:table-cell>
          <table:table-cell table:number-columns-repeated="11"/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0000000000786" calcext:value-type="float">
            <text:p>7.86E-11</text:p>
          </table:table-cell>
          <table:table-cell table:formula="of:=[.C23]-0.000000000033" office:value-type="float" office:value="0.0000000000456" calcext:value-type="float">
            <text:p>4.56E-11</text:p>
          </table:table-cell>
          <table:table-cell table:formula="of:=((PI()*(0.13)^2)/[.B23])*(1+(([.B23]/(PI()*0.13))*(LN(16*PI()*0.13/[.B23])-1)))" office:value-type="float" office:value="6.02198642008834" calcext:value-type="float">
            <text:p>6.02198642008834</text:p>
          </table:table-cell>
          <table:table-cell table:number-columns-repeated="11"/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0.015" calcext:value-type="float">
            <text:p>1.50E-02</text:p>
          </table:table-cell>
          <table:table-cell table:style-name="ce1" office:value-type="float" office:value="0.0000000000622" calcext:value-type="float">
            <text:p>6.22E-11</text:p>
          </table:table-cell>
          <table:table-cell table:formula="of:=[.C24]-0.000000000033" office:value-type="float" office:value="0.0000000000292" calcext:value-type="float">
            <text:p>2.92E-11</text:p>
          </table:table-cell>
          <table:table-cell table:formula="of:=((PI()*(0.13)^2)/[.B24])*(1+(([.B24]/(PI()*0.13))*(LN(16*PI()*0.13/[.B24])-1)))" office:value-type="float" office:value="4.19951209451203" calcext:value-type="float">
            <text:p>4.19951209451203</text:p>
          </table:table-cell>
          <table:table-cell table:number-columns-repeated="11"/>
          <table:table-cell table:style-name="ce1" table:number-columns-repeated="2"/>
        </table:table-row>
        <table:table-row table:style-name="ro1">
          <table:table-cell/>
          <table:table-cell table:style-name="ce1" office:value-type="float" office:value="0.02" calcext:value-type="float">
            <text:p>2.00E-02</text:p>
          </table:table-cell>
          <table:table-cell table:style-name="ce1" office:value-type="float" office:value="0.0000000000534" calcext:value-type="float">
            <text:p>5.34E-11</text:p>
          </table:table-cell>
          <table:table-cell table:formula="of:=[.C25]-0.000000000033" office:value-type="float" office:value="0.0000000000204" calcext:value-type="float">
            <text:p>2.04E-11</text:p>
          </table:table-cell>
          <table:table-cell table:formula="of:=((PI()*(0.13)^2)/[.B25])*(1+(([.B25]/(PI()*0.13))*(LN(16*PI()*0.13/[.B25])-1)))" office:value-type="float" office:value="3.27723149433218" calcext:value-type="float">
            <text:p>3.27723149433218</text:p>
          </table:table-cell>
          <table:table-cell table:number-columns-repeated="11"/>
          <table:table-cell table:style-name="ce1" table:number-columns-repeated="2"/>
        </table:table-row>
        <table:table-row table:style-name="ro1" table:number-rows-repeated="10">
          <table:table-cell table:number-columns-repeated="16"/>
          <table:table-cell table:style-name="ce1" table:number-columns-repeated="2"/>
        </table:table-row>
        <table:table-row table:style-name="ro1" table:number-rows-repeated="7">
          <table:table-cell table:number-columns-repeated="18"/>
        </table:table-row>
        <table:table-row table:style-name="ro1" table:number-rows-repeated="13">
          <table:table-cell table:number-columns-repeated="10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h(m)</text:p>
          </table:table-cell>
          <table:table-cell table:style-name="Default" office:value-type="string" calcext:value-type="string">
            <text:p>Cexp(F)</text:p>
          </table:table-cell>
          <table:table-cell office:value-type="string" calcext:value-type="string">
            <text:p>Cexp-Cp(F)</text:p>
          </table:table-cell>
          <table:table-cell office:value-type="string" calcext:value-type="string">
            <text:p>F.G.(m)</text:p>
          </table:table-cell>
          <table:table-cell office:value-type="string" calcext:value-type="string">
            <text:p>epsilon(F/m)</text:p>
          </table:table-cell>
          <table:table-cell office:value-type="string" calcext:value-type="string">
            <text:p>epsilon_r</text:p>
          </table:table-cell>
        </table:table-row>
        <table:table-row table:style-name="ro1">
          <table:table-cell/>
          <table:table-cell office:value-type="string" calcext:value-type="string">
            <text:p>Vidrio</text:p>
          </table:table-cell>
          <table:table-cell office:value-type="float" office:value="0.0024" calcext:value-type="float">
            <text:p>2.40E-03</text:p>
          </table:table-cell>
          <table:table-cell office:value-type="float" office:value="0.000000000972" calcext:value-type="float">
            <text:p>9.72E-10</text:p>
          </table:table-cell>
          <table:table-cell table:formula="of:=[.D3]-0.000000000033" office:value-type="float" office:value="0.000000000939" calcext:value-type="float">
            <text:p>9.39E-10</text:p>
          </table:table-cell>
          <table:table-cell table:formula="of:=((PI()*(0.13)^2)/[.C3])*(1+(([.C3]/(PI()*0.13))*(LN(16*PI()*0.13/[.C3])-1)))" office:value-type="float" office:value="23.0202682307829" calcext:value-type="float">
            <text:p>23.0202682307829</text:p>
          </table:table-cell>
          <table:table-cell table:formula="of:=[.E3]/[.F3]" office:value-type="float" office:value="0.00000000004079014157" calcext:value-type="float">
            <text:p>4.07901415650909E-11</text:p>
          </table:table-cell>
          <table:table-cell table:formula="of:=[.G3]/0.000000000008849" office:value-type="float" office:value="4.60957640016848" calcext:value-type="float">
            <text:p>4.60957640016848</text:p>
          </table:table-cell>
        </table:table-row>
        <table:table-row table:style-name="ro1">
          <table:table-cell/>
          <table:table-cell office:value-type="string" calcext:value-type="string">
            <text:p>Mármore</text:p>
          </table:table-cell>
          <table:table-cell office:value-type="float" office:value="0.02" calcext:value-type="float">
            <text:p>2.00E-02</text:p>
          </table:table-cell>
          <table:table-cell office:value-type="float" office:value="0.0000000002474" calcext:value-type="float">
            <text:p>2.47E-10</text:p>
          </table:table-cell>
          <table:table-cell table:formula="of:=[.D4]-0.000000000033" office:value-type="float" office:value="0.0000000002144" calcext:value-type="float">
            <text:p>2.144E-10</text:p>
          </table:table-cell>
          <table:table-cell table:formula="of:=((PI()*(0.13)^2)/[.C4])*(1+(([.C4]/(PI()*0.13))*(LN(16*PI()*0.13/[.C4])-1)))" office:value-type="float" office:value="3.27723149433218" calcext:value-type="float">
            <text:p>3.27723149433218</text:p>
          </table:table-cell>
          <table:table-cell table:formula="of:=[.E4]/[.F4]" office:value-type="float" office:value="0.00000000006542107275" calcext:value-type="float">
            <text:p>6.54210727471633E-11</text:p>
          </table:table-cell>
          <table:table-cell table:formula="of:=[.G4]/0.000000000008849" office:value-type="float" office:value="7.39304698238935" calcext:value-type="float">
            <text:p>7.39304698238935</text:p>
          </table:table-cell>
        </table:table-row>
        <table:table-row table:style-name="ro1">
          <table:table-cell/>
          <table:table-cell office:value-type="string" calcext:value-type="string">
            <text:p>Vidrio + Mármore</text:p>
          </table:table-cell>
          <table:table-cell office:value-type="float" office:value="0.0224" calcext:value-type="float">
            <text:p>2.24E-02</text:p>
          </table:table-cell>
          <table:table-cell office:value-type="float" office:value="0.0000000002159" calcext:value-type="float">
            <text:p>2.16E-10</text:p>
          </table:table-cell>
          <table:table-cell table:formula="of:=[.D5]-0.000000000033" office:value-type="float" office:value="0.0000000001829" calcext:value-type="float">
            <text:p>1.829E-10</text:p>
          </table:table-cell>
          <table:table-cell table:formula="of:=((PI()*(0.13)^2)/[.C5])*(1+(([.C5]/(PI()*0.13))*(LN(16*PI()*0.13/[.C5])-1)))" office:value-type="float" office:value="2.97807243035476" calcext:value-type="float">
            <text:p>2.97807243035476</text:p>
          </table:table-cell>
          <table:table-cell table:formula="of:=[.E5]/[.F5]" office:value-type="float" office:value="0.00000000006141556469" calcext:value-type="float">
            <text:p>6.14155646906856E-11</text:p>
          </table:table-cell>
          <table:table-cell table:formula="of:=[.G5]/0.000000000008849" office:value-type="float" office:value="6.94039605499893" calcext:value-type="float">
            <text:p>6.94039605499893</text:p>
          </table:table-cell>
        </table:table-row>
        <table:table-row table:style-name="ro1">
          <table:table-cell/>
          <table:table-cell office:value-type="string" calcext:value-type="string">
            <text:p>½ Vidrio + ½ aire</text:p>
          </table:table-cell>
          <table:table-cell office:value-type="float" office:value="0.0036" calcext:value-type="float">
            <text:p>3.60E-03</text:p>
          </table:table-cell>
          <table:table-cell office:value-type="float" office:value="0.0000000004988" calcext:value-type="float">
            <text:p>4.99E-10</text:p>
          </table:table-cell>
          <table:table-cell table:formula="of:=[.D6]-0.000000000033" office:value-type="float" office:value="0.0000000004658" calcext:value-type="float">
            <text:p>4.658E-10</text:p>
          </table:table-cell>
          <table:table-cell table:formula="of:=((PI()*(0.13)^2)/[.C6])*(1+(([.C6]/(PI()*0.13))*(LN(16*PI()*0.13/[.C6])-1)))" office:value-type="float" office:value="15.5935416770528" calcext:value-type="float">
            <text:p>15.5935416770528</text:p>
          </table:table-cell>
          <table:table-cell table:formula="of:=[.E6]/[.F6]" office:value-type="float" office:value="0.00000000002987134095" calcext:value-type="float">
            <text:p>2.98713409465832E-11</text:p>
          </table:table-cell>
          <table:table-cell table:formula="of:=[.G6]/0.000000000008849" office:value-type="float" office:value="3.37567419443815" calcext:value-type="float">
            <text:p>3.37567419443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6" number:min-decimal-places="6" number:min-integer-digits="1" number:grouping="true"/>
    </number:number-style>
    <number:number-style style:name="N126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5:24:18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6T07:06:30.877176222</meta:creation-date>
    <dc:date>2021-03-08T19:42:09.197000000</dc:date>
    <meta:editing-duration>PT1H44M46S</meta:editing-duration>
    <meta:editing-cycles>8</meta:editing-cycles>
    <meta:generator>LibreOffice/7.1.0.3$Windows_X86_64 LibreOffice_project/f6099ecf3d29644b5008cc8f48f42f4a40986e4c</meta:generator>
    <meta:document-statistic meta:table-count="3" meta:cell-count="15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4" loext:regression-extrapolate-backward="4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94cm" svg:height="9cm" xlink:href=".." xlink:type="simple" chart:class="chart:scatter" chart:style-name="ch1">
        <chart:title svg:x="1.841cm" svg:y="0.543cm" chart:style-name="ch2">
          <text:p>Capacidad como función de la separación de los condensadores</text:p>
        </chart:title>
        <chart:plot-area chart:style-name="ch3" table:cell-range-address="Sheet1.C6:Sheet1.C11 Sheet1.F6:Sheet1.F11" svg:x="1.338cm" svg:y="1.275cm" svg:width="14.729cm" svg:height="6.564cm">
          <chart:coordinate-region svg:x="3.071cm" svg:y="1.474cm" svg:width="12.306cm" svg:height="5.718cm"/>
          <chart:axis chart:dimension="x" chart:name="primary-x" chart:style-name="ch4">
            <chart:title svg:x="8.314cm" svg:y="8.019cm" chart:style-name="ch5">
              <text:p>h(m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726cm" chart:style-name="ch9">
              <text:p>Cexp · h (F · m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F6:Sheet1.F11" chart:class="chart:scatter">
            <chart:domain table:cell-range-address="Sheet1.C6:Sheet1.C11"/>
            <chart:regression-curve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">
                <text:p>0.002</text:p>
                <draw:g>
                  <svg:desc>Sheet1.C6:Sheet1.C11</svg:desc>
                </draw:g>
              </table:table-cell>
              <table:table-cell office:value-type="float" office:value="0.0000000000005238">
                <text:p>0.0000000000005238</text:p>
                <draw:g>
                  <svg:desc>Sheet1.F6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0.0000000000005769">
                <text:p>0.0000000000005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0.000000000000584">
                <text:p>0.000000000000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0.000000000000613">
                <text:p>0.000000000000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">
                <text:p>0.006</text:p>
              </table:table-cell>
              <table:table-cell office:value-type="float" office:value="0.0000000000006492">
                <text:p>0.0000000000006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0000000000007063">
                <text:p>0.0000000000007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4" loext:regression-extrapolate-backward="4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9cm" svg:height="9.537cm" xlink:href=".." xlink:type="simple" chart:class="chart:scatter" chart:column-mapping="1 0" chart:style-name="ch1">
        <chart:title svg:x="1.994cm" svg:y="0.562cm" chart:style-name="ch2">
          <text:p>Capacitancia efectiva como funcion del Factor Geometrico</text:p>
        </chart:title>
        <chart:plot-area chart:style-name="ch3" table:cell-range-address="Sheet2.E5:Sheet2.F18" svg:x="1.341cm" svg:y="1.295cm" svg:width="14.878cm" svg:height="7.071cm">
          <chart:coordinate-region svg:x="2.492cm" svg:y="1.494cm" svg:width="13.54cm" svg:height="6.225cm"/>
          <chart:axis chart:dimension="x" chart:name="primary-x" chart:style-name="ch4">
            <chart:title svg:x="7.757cm" svg:y="8.556cm" chart:style-name="ch5">
              <text:p>Cexp - Cp (F)</text:p>
            </chart:title>
            <chart:grid chart:style-name="ch6" chart:class="major"/>
          </chart:axis>
          <chart:axis chart:dimension="y" chart:name="primary-y" chart:style-name="ch7">
            <chart:title svg:x="0.451cm" svg:y="5.416cm" chart:style-name="ch8">
              <text:p>F.G.(m)</text:p>
            </chart:title>
            <chart:grid chart:style-name="ch6" chart:class="major"/>
          </chart:axis>
          <chart:series chart:style-name="ch9" chart:values-cell-range-address="Sheet2.E5:Sheet2.E18" chart:class="chart:scatter">
            <chart:domain table:cell-range-address="Sheet2.F5:Sheet2.F18"/>
            <chart:regression-curve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4213871381279">
                <text:p>11.4213871381279</text:p>
                <draw:g>
                  <svg:desc>Sheet2.F5:Sheet2.F18</svg:desc>
                </draw:g>
              </table:table-cell>
              <table:table-cell office:value-type="float" office:value="0.0000000000933">
                <text:p>0.0000000000933</text:p>
                <draw:g>
                  <svg:desc>Sheet2.E5:Sheet2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2198642008834">
                <text:p>6.02198642008834</text:p>
              </table:table-cell>
              <table:table-cell office:value-type="float" office:value="0.0000000000446">
                <text:p>0.0000000000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9951209451203">
                <text:p>4.19951209451203</text:p>
              </table:table-cell>
              <table:table-cell office:value-type="float" office:value="0.0000000000282">
                <text:p>0.000000000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7723149433218">
                <text:p>3.27723149433218</text:p>
              </table:table-cell>
              <table:table-cell office:value-type="float" office:value="0.000000000021">
                <text:p>0.00000000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1729367420465">
                <text:p>2.71729367420465</text:p>
              </table:table-cell>
              <table:table-cell office:value-type="float" office:value="0.0000000000145">
                <text:p>0.0000000000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3963909951699">
                <text:p>2.33963909951699</text:p>
              </table:table-cell>
              <table:table-cell office:value-type="float" office:value="0.0000000000134">
                <text:p>0.0000000000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6677610235055">
                <text:p>2.06677610235055</text:p>
              </table:table-cell>
              <table:table-cell office:value-type="float" office:value="0.0000000000115">
                <text:p>0.0000000000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597994647177">
                <text:p>1.8597994647177</text:p>
              </table:table-cell>
              <table:table-cell office:value-type="float" office:value="0.0000000000087">
                <text:p>0.0000000000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9700734828885">
                <text:p>1.69700734828885</text:p>
              </table:table-cell>
              <table:table-cell office:value-type="float" office:value="0.0000000000063">
                <text:p>0.0000000000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6532622381851">
                <text:p>1.56532622381851</text:p>
              </table:table-cell>
              <table:table-cell office:value-type="float" office:value="0.0000000000052">
                <text:p>0.0000000000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564033261791">
                <text:p>1.4564033261791</text:p>
              </table:table-cell>
              <table:table-cell office:value-type="float" office:value="0.0000000000042">
                <text:p>0.00000000000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6464803528307">
                <text:p>1.36464803528307</text:p>
              </table:table-cell>
              <table:table-cell office:value-type="float" office:value="0.0000000000034">
                <text:p>0.0000000000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8617464245773">
                <text:p>1.28617464245773</text:p>
              </table:table-cell>
              <table:table-cell office:value-type="float" office:value="0.0000000000036">
                <text:p>0.0000000000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1819674251108">
                <text:p>1.21819674251108</text:p>
              </table:table-cell>
              <table:table-cell office:value-type="float" office:value="0.0000000000032">
                <text:p>0.0000000000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